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ajan pro" svg:font-family="'trajan pr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7eb58" officeooo:paragraph-rsid="0007eb58"/>
    </style:style>
    <style:style style:name="P2" style:family="paragraph" style:parent-style-name="Standard" style:list-style-name="L1">
      <style:text-properties fo:language="fr" fo:country="FR" officeooo:rsid="0007eb58" officeooo:paragraph-rsid="0011c770"/>
    </style:style>
    <style:style style:name="P3" style:family="paragraph" style:parent-style-name="Standard">
      <style:text-properties fo:language="fr" fo:country="FR" officeooo:rsid="000bbe23" officeooo:paragraph-rsid="000bbe23"/>
    </style:style>
    <style:style style:name="P4" style:family="paragraph" style:parent-style-name="Standard">
      <style:text-properties fo:language="fr" fo:country="FR" officeooo:rsid="000dee46" officeooo:paragraph-rsid="000dee46"/>
    </style:style>
    <style:style style:name="P5" style:family="paragraph" style:parent-style-name="Standard" style:list-style-name="L1">
      <style:text-properties fo:language="fr" fo:country="FR" officeooo:rsid="000f176d" officeooo:paragraph-rsid="000f176d"/>
    </style:style>
    <style:style style:name="P6" style:family="paragraph" style:parent-style-name="Standard" style:list-style-name="L1">
      <style:text-properties fo:language="fr" fo:country="FR" officeooo:rsid="0011c770" officeooo:paragraph-rsid="0011c770"/>
    </style:style>
    <style:style style:name="P7" style:family="paragraph" style:parent-style-name="Standard" style:list-style-name="L1">
      <style:text-properties fo:language="fr" fo:country="FR" officeooo:rsid="0012c141" officeooo:paragraph-rsid="0012c141"/>
    </style:style>
    <style:style style:name="T1" style:family="text">
      <style:text-properties officeooo:rsid="00095abe"/>
    </style:style>
    <style:style style:name="T2" style:family="text">
      <style:text-properties officeooo:rsid="000cbdfb"/>
    </style:style>
    <style:style style:name="T3" style:family="text">
      <style:text-properties officeooo:rsid="000f176d"/>
    </style:style>
    <style:style style:name="T4" style:family="text">
      <style:text-properties officeooo:rsid="000f5cf9"/>
    </style:style>
    <style:style style:name="T5" style:family="text">
      <style:text-properties officeooo:rsid="0011c770"/>
    </style:style>
    <style:style style:name="T6" style:family="text">
      <style:text-properties officeooo:rsid="0012e0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<text:span text:style-name="T1">recommend</text:span> &lt;game&gt;</text:p>
      <text:p text:style-name="P1">&lt;game&gt; is a game that</text:p>
      <text:p text:style-name="P1">&lt;game&gt; is the game that</text:p>
      <text:p text:style-name="P1">a game like &lt;game&gt;</text:p>
      <text:p text:style-name="P1">easter eggs in &lt;game&gt;</text:p>
      <text:p text:style-name="P1">&lt;game&gt; runs smoothly</text:p>
      <text:p text:style-name="P1">DLCs in &lt;game&gt;</text:p>
      <text:p text:style-name="P1">titles such as &lt;game&gt;</text:p>
      <text:p text:style-name="P1">&lt;game&gt; ... was the game</text:p>
      <text:p text:style-name="P1">&lt;game&gt; will be a huge success</text:p>
      <text:p text:style-name="P1">&lt;game&gt; is a much more polished</text:p>
      <text:p text:style-name="P1">&lt;game&gt; feels like</text:p>
      <text:p text:style-name="P1">&lt;game&gt; is unique</text:p>
      <text:p text:style-name="P3">&lt;ga<text:span text:style-name="T2">m</text:span>e&gt; has a</text:p>
      <text:p text:style-name="P1"/>
      <text:p text:style-name="P1"/>
      <text:p text:style-name="P1"/>
      <text:p text:style-name="P1">Games:</text:p>
      <text:p text:style-name="P1">ark survival evolved</text:p>
      <text:p text:style-name="P1"/>
      <text:p text:style-name="P1"/>
      <text:p text:style-name="P1"/>
      <text:p text:style-name="P1"/>
      <text:p text:style-name="P4"><text:span text:style-name="T3">Tâches</text:span>:</text:p>
      <text:list xml:id="list161308477" text:style-name="L1">
        <text:list-item>
          <text:p text:style-name="P5">Trouver les noms des jeux à l’aide de patrons sous forme d’expressions régulières.</text:p>
          <text:list>
            <text:list-item>
              <text:list>
                <text:list-item>
                  <text:p text:style-name="P2">&lt;game&gt; is a game</text:p>
                </text:list-item>
                <text:list-item>
                  <text:p text:style-name="P6"><text:span text:style-name="T6">the </text:span>&lt;game&gt; franchise</text:p>
                </text:list-item>
                <text:list-item>
                  <text:p text:style-name="P7">game like <text:span text:style-name="T5">&lt;game&gt;</text:span></text:p>
                </text:list-item>
              </text:list>
            </text:list-item>
          </text:list>
        </text:list-item>
        <text:list-item>
          <text:p text:style-name="P5">Identifier des facettes (caractéristiques) d’un jeu.</text:p>
          <text:list>
            <text:list-item>
              <text:list>
                <text:list-item>
                  <text:p text:style-name="P5">multiplayer, gameplay, graphics, story, issues, characters, features, soundtracks</text:p>
                </text:list-item>
              </text:list>
            </text:list-item>
          </text:list>
        </text:list-item>
        <text:list-item>
          <text:p text:style-name="P5">Trouver des adjectifs (ou autre information) caractéristiques d’une facette d’un jeu.</text:p>
          <text:list>
            <text:list-item>
              <text:list>
                <text:list-item>
                  <text:p text:style-name="P5">amazing/cool/good soundtrack, interesting gameplay, etc</text:p>
                </text:list-item>
              </text:list>
            </text:list-item>
          </text:list>
        </text:list-item>
        <text:list-item>
          <text:p text:style-name="P5">Identifier les types de jeux.</text:p>
          <text:list>
            <text:list-item>
              <text:list>
                <text:list-item>
                  <text:p text:style-name="P5">Arcade, shooter, war, action, horror, puzzle, strategy</text:p>
                </text:list-item>
              </text:list>
            </text:list-item>
          </text:list>
        </text:list-item>
        <text:list-item>
          <text:p text:style-name="P5">Identifier des séquences (ou autre) de mots caractéristiques d’une personne aimant ou n’aimant pas un jeu.</text:p>
          <text:list>
            <text:list-item>
              <text:list>
                <text:list-item>
                  <text:p text:style-name="P5">le mot boring arrive 284 fois sur presque 7000 revues négatives, et seulement 432 fois dans plus de 50k revues positives</text:p>
                </text:list-item>
              </text:list>
            </text:list-item>
          </text:list>
        </text:list-item>
        <text:list-item>
          <text:p text:style-name="P5"><text:span text:style-name="T4">Q</text:span>uels sont les avis sur un jeu particulier: quels sont les éléments positifs ou négatifs soulignés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ajan pro" svg:font-family="'trajan pr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0:16:42.569387627</meta:creation-date>
    <dc:date>2019-12-10T14:29:08.029264368</dc:date>
    <meta:editing-duration>PT1H25M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94" meta:character-count="1158" meta:non-whitespace-character-count="1007"/>
  </office:meta>
</office:document-meta>
</file>